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25-03-0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24-03-2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23-03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22-03-14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21-03-1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20-03-24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9-03-18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8-03-1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7-03-20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6-03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5-03-17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4-03-11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3-03-11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2-03-14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1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10-03-02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9-03-12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8-03-19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7-03-12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5-03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4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3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2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2000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9-03-1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8-03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7-03-0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6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5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4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3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1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90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8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8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6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6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5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4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3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0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80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9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9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7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21912" calcext:value-type="float">
            <text:p>16.82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6-10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6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5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5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4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4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3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3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2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1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0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70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8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7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7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6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6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5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5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4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5136" calcext:value-type="float">
            <text:p>15.1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748" calcext:value-type="float">
            <text:p>14.1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3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6736" calcext:value-type="float">
            <text:p>12.7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89024" calcext:value-type="float">
            <text:p>14.2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2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0664" calcext:value-type="float">
            <text:p>15.9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1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6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9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7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5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4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4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3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1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6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9992" calcext:value-type="float">
            <text:p>9.07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1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0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5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9-1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9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9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9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9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9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7-1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7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7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7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9992" calcext:value-type="float">
            <text:p>16.6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7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205112091501</text:p>
          </table:table-cell>
          <table:table-cell office:value-type="string" calcext:value-type="string">
            <text:p>(C-36- 3) 6dba- 1</text:p>
          </table:table-cell>
          <table:table-cell office:value-type="string" calcext:value-type="string">
            <text:p>1946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92" meta:object-count="0"/>
    <meta:user-defined meta:name="AppVersion">3.0</meta:user-defined>
  </office:meta>
</office:document-meta>
</file>